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fo:language="en" fo:country="US" fo:font-weight="bold" officeooo:rsid="00024f60" officeooo:paragraph-rsid="00024f60" style:font-size-asian="19.25pt" style:font-weight-asian="bold" style:font-size-complex="22pt" style:font-weight-complex="bold"/>
    </style:style>
    <style:style style:name="P2" style:family="paragraph" style:parent-style-name="Standard">
      <style:text-properties fo:font-size="12pt" fo:language="en" fo:country="US" fo:font-weight="normal" officeooo:rsid="00039458" officeooo:paragraph-rsid="00039458" style:font-size-asian="10.5pt" style:font-weight-asian="normal" style:font-size-complex="12pt" style:font-weight-complex="normal"/>
    </style:style>
    <style:style style:name="P3" style:family="paragraph" style:parent-style-name="Standard">
      <style:text-properties fo:font-size="12pt" fo:language="en" fo:country="US" fo:font-weight="normal" officeooo:rsid="0006fbe1" officeooo:paragraph-rsid="0006fbe1" style:font-size-asian="10.5pt" style:font-weight-asian="normal" style:font-size-complex="12pt" style:font-weight-complex="normal"/>
    </style:style>
    <style:style style:name="P4" style:family="paragraph" style:parent-style-name="Standard">
      <style:text-properties fo:font-size="12pt" fo:language="en" fo:country="US" fo:font-weight="normal" officeooo:rsid="000b1e05" officeooo:paragraph-rsid="000b1e05" style:font-size-asian="10.5pt" style:font-weight-asian="normal" style:font-size-complex="12pt" style:font-weight-complex="normal"/>
    </style:style>
    <style:style style:name="P5" style:family="paragraph" style:parent-style-name="Standard">
      <style:text-properties fo:font-size="12pt" fo:language="en" fo:country="US" fo:font-weight="normal" officeooo:rsid="000c0522" officeooo:paragraph-rsid="000c0522" style:font-size-asian="10.5pt" style:font-weight-asian="normal" style:font-size-complex="12pt" style:font-weight-complex="normal"/>
    </style:style>
    <style:style style:name="P6" style:family="paragraph" style:parent-style-name="Standard">
      <style:text-properties fo:font-size="12pt" fo:language="en" fo:country="US" fo:font-weight="bold" officeooo:rsid="0005903a" officeooo:paragraph-rsid="0005903a" style:font-size-asian="10.5pt" style:font-weight-asian="bold" style:font-size-complex="12pt" style:font-weight-complex="bold"/>
    </style:style>
    <style:style style:name="P7" style:family="paragraph" style:parent-style-name="Standard">
      <style:text-properties fo:font-size="12pt" fo:language="en" fo:country="US" fo:font-weight="bold" officeooo:rsid="0006fbe1" officeooo:paragraph-rsid="0006fbe1" style:font-size-asian="10.5pt" style:font-weight-asian="bold" style:font-size-complex="12pt" style:font-weight-complex="bold"/>
    </style:style>
    <style:style style:name="P8" style:family="paragraph" style:parent-style-name="Standard">
      <style:text-properties fo:font-size="12pt" fo:language="en" fo:country="US" fo:font-weight="bold" officeooo:rsid="000900f1" officeooo:paragraph-rsid="000900f1" style:font-size-asian="10.5pt" style:font-weight-asian="bold" style:font-size-complex="12pt" style:font-weight-complex="bold"/>
    </style:style>
    <style:style style:name="P9" style:family="paragraph" style:parent-style-name="Standard">
      <style:text-properties fo:font-size="12pt" fo:language="en" fo:country="US" fo:font-weight="bold" officeooo:rsid="000953f8" officeooo:paragraph-rsid="000953f8" style:font-size-asian="10.5pt" style:font-weight-asian="bold" style:font-size-complex="12pt" style:font-weight-complex="bold"/>
    </style:style>
    <style:style style:name="P10" style:family="paragraph" style:parent-style-name="Standard">
      <style:text-properties fo:font-size="12pt" fo:language="en" fo:country="US" fo:font-weight="bold" officeooo:rsid="000b1e05" officeooo:paragraph-rsid="000b1e05" style:font-size-asian="10.5pt" style:font-weight-asian="bold" style:font-size-complex="12pt" style:font-weight-complex="bold"/>
    </style:style>
    <style:style style:name="P11" style:family="paragraph" style:parent-style-name="Standard">
      <style:text-properties fo:font-size="12pt" fo:language="en" fo:country="US" fo:font-weight="bold" officeooo:rsid="000c0522" officeooo:paragraph-rsid="000c0522"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05903a"/>
    </style:style>
    <style:style style:name="T3" style:family="text">
      <style:text-properties fo:font-weight="normal" style:font-weight-asian="normal" style:font-weight-complex="normal"/>
    </style:style>
    <style:style style:name="T4" style:family="text">
      <style:text-properties fo:font-weight="normal" officeooo:rsid="000953f8" style:font-weight-asian="normal" style:font-weight-complex="normal"/>
    </style:style>
    <style:style style:name="T5" style:family="text">
      <style:text-properties fo:font-weight="normal" officeooo:rsid="000a758f" style:font-weight-asian="normal" style:font-weight-complex="normal"/>
    </style:style>
    <style:style style:name="T6" style:family="text">
      <style:text-properties officeooo:rsid="000900f1"/>
    </style:style>
    <style:style style:name="T7" style:family="text">
      <style:text-properties officeooo:rsid="000a75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Database</text:p>
      <text:p text:style-name="P1"/>
      <text:p text:style-name="P2">We describe each table in our database.</text:p>
      <text:p text:style-name="P2"/>
      <text:p text:style-name="P2"/>
      <text:p text:style-name="P2"><text:span text:style-name="T1">CustomUser</text:span></text:p>
      <text:p text:style-name="P2"><text:s/>Each row is a user. The identifier is e-mail and the password is the hash password.</text:p>
      <text:p text:style-name="P2"/>
      <text:p text:style-name="P2"/>
      <text:p text:style-name="P2"><text:span text:style-name="T1">Research</text:span></text:p>
      <text:p text:style-name="P2">This is the main table of our app. Each row define a research. For each research we have :</text:p>
      <text:p text:style-name="P2"><text:tab/></text:p>
      <text:p text:style-name="P2">- a unique CustomUser associate with column «user». If the user is deleted, the research stays.</text:p>
      <text:p text:style-name="P2"/>
      <text:p text:style-name="P2">- <text:span text:style-name="T2">a many-many relation with the table Article represented with intermediate table «Research_Article». These article are the fetched article from fetching article step of a research</text:span></text:p>
      <text:p text:style-name="P2"/>
      <text:p text:style-name="P2">- <text:span text:style-name="T2">search: the search string that user gave for the research</text:span></text:p>
      <text:p text:style-name="P2"/>
      <text:p text:style-name="P2">- <text:span text:style-name="T2">year_begin,year_end: two date that represent the interval the research fetch articles within.</text:span></text:p>
      <text:p text:style-name="P2"/>
      <text:p text:style-name="P2">- <text:span text:style-name="T2">step: a string that indicate the current step of a research</text:span></text:p>
      <text:p text:style-name="P2"/>
      <text:p text:style-name="P2">- <text:span text:style-name="T2">is_finish: a boolean indicate if the research terminated</text:span></text:p>
      <text:p text:style-name="P2"/>
      <text:p text:style-name="P2">- <text:span text:style-name="T2">is_running: a boolean indicate if the research is running.</text:span></text:p>
      <text:p text:style-name="P2"/>
      <text:p text:style-name="P2">- <text:span text:style-name="T2">max_article: the number of article there is at least.</text:span></text:p>
      <text:p text:style-name="P2"/>
      <text:p text:style-name="P2">- <text:span text:style-name="T2">begining_date: the date when the research was created</text:span></text:p>
      <text:p text:style-name="P2"/>
      <text:p text:style-name="P2">- <text:span text:style-name="T2">current_article_db: a string indicate the current article database where the research is fetching.</text:span></text:p>
      <text:p text:style-name="P2"/>
      <text:p text:style-name="P2">- <text:span text:style-name="T7">number_neighbor: a integer that represents the number of neighbor </text:span></text:p>
      <text:p text:style-name="P2"/>
      <text:p text:style-name="P2"/>
      <text:p text:style-name="P6">Keyword</text:p>
      <text:p text:style-name="P6"><text:span text:style-name="T3">This table keep all keywords of a research. We separate each keyword from the search string and save them here.</text:span></text:p>
      <text:p text:style-name="P6"><text:span text:style-name="T3"/></text:p>
      <text:p text:style-name="P6"><text:span text:style-name="T3">- word: the keyword</text:span></text:p>
      <text:p text:style-name="P6"><text:span text:style-name="T3">- research: the unique Research associated to the keyword.</text:span></text:p>
      <text:p text:style-name="P6"><text:span text:style-name="T3"/></text:p>
      <text:p text:style-name="P6"><text:span text:style-name="T3"/></text:p>
      <text:p text:style-name="P7">Article</text:p>
      <text:p text:style-name="P3">This table keeps all data of the article. Each row is an article.</text:p>
      <text:p text:style-name="P3"/>
      <text:p text:style-name="P3">- a many to many relation with table “Author” represented by Article_Author. The Author is only composed by a string for last name and a string for first name.</text:p>
      <text:p text:style-name="P3"/>
      <text:p text:style-name="P3">- <text:span text:style-name="T6">title: a string for the title of the article</text:span></text:p>
      <text:p text:style-name="P3"><text:soft-page-break/>- <text:span text:style-name="T6">doi: a string for the DOI of the article</text:span></text:p>
      <text:p text:style-name="P3">- <text:span text:style-name="T6">abstract : a string for the abstract of the article</text:span></text:p>
      <text:p text:style-name="P3">- <text:span text:style-name="T6">full_text: a string where there is the fulltext of a article that we extracted.</text:span></text:p>
      <text:p text:style-name="P3">- <text:span text:style-name="T6">publication: the date of the publication of this articles</text:span></text:p>
      <text:p text:style-name="P3">- <text:span text:style-name="T6">url_file: the url where we can fetch the pdf of the article.</text:span></text:p>
      <text:p text:style-name="P3">- <text:span text:style-name="T6">is_file_get: a boolean that check if the pdf of the article is in our machine.</text:span></text:p>
      <text:p text:style-name="P3"/>
      <text:p text:style-name="P3"/>
      <text:p text:style-name="P8">Cluster</text:p>
      <text:p text:style-name="P8"><text:span text:style-name="T3">This table keep all information about the clustering of articles. Each row represent the clustering results for an article in a research.</text:span></text:p>
      <text:p text:style-name="P8"><text:span text:style-name="T3"/></text:p>
      <text:p text:style-name="P8"><text:span text:style-name="T3">- research: the unique Research associated to this clustering data.</text:span></text:p>
      <text:p text:style-name="P8"><text:span text:style-name="T3">- article: the unique Article associated to this clustering data.</text:span></text:p>
      <text:p text:style-name="P8"><text:span text:style-name="T3">- </text:span><text:span text:style-name="T4">topic: a string that represent all topic of the cluster of the article. It identifie the cluster of the article</text:span></text:p>
      <text:p text:style-name="P8"><text:span text:style-name="T4">- pos_x,pos_y: represent the coordinate of article in the plot.</text:span></text:p>
      <text:p text:style-name="P8"><text:span text:style-name="T4"/></text:p>
      <text:p text:style-name="P8"><text:span text:style-name="T4"/></text:p>
      <text:p text:style-name="P9">TableChoice</text:p>
      <text:p text:style-name="P9"><text:span text:style-name="T3">This table permit to manage the step of select manually the articles. Each row represent an article from a research and a user in the page with table and checkbox.</text:span></text:p>
      <text:p text:style-name="P9"><text:span text:style-name="T3"/></text:p>
      <text:p text:style-name="P9"><text:span text:style-name="T3">- user: the unique user that created the set of article to check manually. Each user may have a set of article. If he creates another set, the row that represents the ancient one are deleted.</text:span></text:p>
      <text:p text:style-name="P9"><text:span text:style-name="T3">- research: the unique Research associated to the set of article.</text:span></text:p>
      <text:p text:style-name="P9"><text:span text:style-name="T3">- article: the un</text:span><text:span text:style-name="T5">i</text:span><text:span text:style-name="T3">que article of the row</text:span></text:p>
      <text:p text:style-name="P8"><text:span text:style-name="T3">- </text:span><text:span text:style-name="T5">to_display: a boolean that checks if the article has to be displayed for the selection</text:span></text:p>
      <text:p text:style-name="P8"><text:span text:style-name="T5">- is_initial: a boolean that checks if this article is from the filtering and not from the neighbors of article checked by iteration</text:span></text:p>
      <text:p text:style-name="P8"><text:span text:style-name="T5">- is_check: a boolean that checks if an article was choosen and his checkbox was checked.</text:span></text:p>
      <text:p text:style-name="P8"><text:span text:style-name="T5"/></text:p>
      <text:p text:style-name="P8"><text:span text:style-name="T5"/></text:p>
      <text:p text:style-name="P10"><text:span text:style-name="T5">T</text:span><text:span text:style-name="T3">here are some table secondary.</text:span></text:p>
      <text:p text:style-name="P10"><text:span text:style-name="T3"/></text:p>
      <text:p text:style-name="P10">Preprocess_text</text:p>
      <text:p text:style-name="P4">during preprocesing of text of article, we save each word in this table beacause it is parallelized and this is the only way to keep result from parallelisation of preprocessing.</text:p>
      <text:p text:style-name="P4"/>
      <text:p text:style-name="P11">Number_trial et Number_preprocess</text:p>
      <text:p text:style-name="P5">To keep the achievement progress of the number of trial done or the number of article done, we use these table. But, as we make parallelized processing and there are problem to write on the same row, we add for each trial/article preprocessed a new row with his research. We count the number of row with <text:s/>a research to obtain the progress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1T17:59:05.771082658</meta:creation-date>
    <dc:date>2022-06-11T22:47:08.708876826</dc:date>
    <meta:editing-duration>PT3H14M59S</meta:editing-duration>
    <meta:editing-cycles>3</meta:editing-cycles>
    <meta:generator>LibreOffice/6.4.7.2$Linux_X86_64 LibreOffice_project/40$Build-2</meta:generator>
    <meta:document-statistic meta:table-count="0" meta:image-count="0" meta:object-count="0" meta:page-count="2" meta:paragraph-count="51" meta:word-count="663" meta:character-count="3810" meta:non-whitespace-character-count="3188"/>
  </office:meta>
</office:document-meta>
</file>